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or Bharat, who was a ball boy in 2005, when MS Dhoni announced himself on the international stage by hammering a hapless Pakistan for 148 at Visakhapatnam, it was a dream come true.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6:06:05.060337566</dc:date>
    <meta:editing-duration>PT1M2S</meta:editing-duration>
    <meta:editing-cycles>1</meta:editing-cycles>
    <meta:document-statistic meta:table-count="0" meta:image-count="0" meta:object-count="0" meta:page-count="1" meta:paragraph-count="1" meta:word-count="33" meta:character-count="182" meta:non-whitespace-character-count="150"/>
    <meta:generator>LibreOffice/7.3.7.2$Linux_X86_64 LibreOffice_project/30$Build-2</meta:generator>
  </office:meta>
</office:document-meta>
</file>